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3e68" officeooo:paragraph-rsid="000e3e68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0e3e68" officeooo:paragraph-rsid="000e3e6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0e3e68" officeooo:paragraph-rsid="000f7e5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0e3e68" officeooo:paragraph-rsid="0012e9f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16ada9" officeooo:paragraph-rsid="0016ada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0e3e68" officeooo:paragraph-rsid="000e3e6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0e3e68" officeooo:paragraph-rsid="000f7e5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6ada9" officeooo:paragraph-rsid="0016ada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a63f7" officeooo:paragraph-rsid="001a63f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fb697" officeooo:paragraph-rsid="001fb69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8777c" officeooo:paragraph-rsid="0018777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8777c" officeooo:paragraph-rsid="001a63f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fb697" officeooo:paragraph-rsid="000e3e68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fb697" officeooo:paragraph-rsid="000e3e68" style:font-weight-asian="bold" style:font-weight-complex="bold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style:font-weight-asian="bold" style:font-weight-complex="bold"/>
    </style:style>
    <style:style style:name="T1" style:family="text">
      <style:text-properties officeooo:rsid="000fc02b"/>
    </style:style>
    <style:style style:name="T2" style:family="text">
      <style:text-properties style:text-underline-style="none"/>
    </style:style>
    <style:style style:name="T3" style:family="text">
      <style:text-properties officeooo:rsid="0018777c"/>
    </style:style>
    <style:style style:name="T4" style:family="text">
      <style:text-properties officeooo:rsid="00227d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<text:span text:style-name="T4">3</text:span> (Linux)</text:p>
      <text:p text:style-name="P1"/>
      <text:p text:style-name="P14">1. Написать регулярное выражение, которое проверяет валидный IP-адрес. Например, 192.168.1.1 подойдет, а 256.300.1.1 — нет.</text:p>
      <text:p text:style-name="P14"/>
      <text:p text:style-name="P14"/>
      <text:p text:style-name="P15">2. Написать регулярное выражение, которое проверяет, является ли указанный файлом нужного типа (на выбор .com,.exe или .jpg,.png,.gif и т.д.). Написать регулярное выражение для проверки, ведет ли ссылка URL на некоторый файл, и это действительно ссылка на картинку (например, http://site.com/folder/1.png), а не на любой файл.</text:p>
      <text:p text:style-name="P15"/>
      <text:p text:style-name="P15"/>
      <text:p text:style-name="P15">3. *Написать регулярное выражение, которое проверяет, является выведенное значение «белым» IP-адресом (5.255.255.5 подойдет, а 172.16.0.1 — нет).<text:span text:style-name="T4">`</text:span></text:p>
      <text:p text:style-name="P15"/>
      <text:p text:style-name="P15"/>
      <text:p text:style-name="P15">4. *Написать регулярное выражение, которое проверяет, что файл в URL (например, https://site.ru/folder/download/test.docx) не обладает неким расширением (например .exe не пройдет, или .sh — не пройдет. Выбор списка исключенных расширений за вами).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1T09:25:30.193937354</meta:creation-date>
    <dc:date>2021-01-13T23:20:39.341403039</dc:date>
    <meta:editing-duration>PT18M5S</meta:editing-duration>
    <meta:editing-cycles>4</meta:editing-cycles>
    <meta:generator>LibreOffice/7.0.3.1$Linux_X86_64 LibreOffice_project/00$Build-1</meta:generator>
    <meta:document-statistic meta:table-count="0" meta:image-count="0" meta:object-count="0" meta:page-count="1" meta:paragraph-count="5" meta:word-count="107" meta:character-count="860" meta:non-whitespace-character-count="755"/>
  </office:meta>
</office:document-meta>
</file>